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ISBELIEF JESUS ENCOUNTERS IN NAZARETH (7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DISBELIEF JESUS ENCOUNTERS IN NAZARETH (7:1-1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idicule (7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sponse (7:6-1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JOHN 7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DISBELIEF JESUS ENCOUNTERS IN NAZARETH (7:1-10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DIVISION JESUS ENCOUNTERS IN JERUSALEM (7:11-5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DIVISION JESUS ENCOUNTERS IN JERUSALEM (7:11-53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reaction to the Saviour (7:11-13, 20, 25-27, 30-32, 40-42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reaction to the Saviour (7:11-13, 20, 25-27, 30-32, 40-42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From the people (7:11-13, 20, 25-27, 30-32, 40-53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From the people (7:11-13, 20, 25-27, 30-32, 40-53)<text:s text:c="1"/></text:span><text:span text:style-name="a492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Some feel he is a good man (7:11-12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Some feel he is a deceiver (7:13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Some feel he is demon-possessed (7:20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Some feel he is an ordinary man (7:25-27, 41b-42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Some feel he is a prophet (7:40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Some feel he is the Messiah (7:31, 41a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reaction to the Saviour (7:11-13, 20, 25-27, 30-32, 40-42)<text:s text:c="1"/></text:span><text:span text:style-name="a519" text:class-names=""/></text:p>
          </draw:text-box>
          <svg:title/>
          <svg:desc/>
        </draw:frame>
        <draw:frame draw:id="id96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From the people (7:11-13, 20, 25-27, 30-32, 40-5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From the Pharisees (7:30, 32, 44-5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8" draw:style-name="a532" draw:master-page-name="Master1-Layout12-tx-Title-and-Text" presentation:presentation-page-layout-name="Master1-PPL12" draw:id="Slide-263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From the Pharisees (7:30, 32, 44-53)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ir intentions to arrest him (7:30, 32, 4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ir inability to arrest him (7:45-53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2-tx-Title-and-Text" presentation:presentation-page-layout-name="Master1-PPL12" draw:id="Slide-264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ir inability to arrest him (7:45-53)<text:s text:c="1"/></text:span><text:span text:style-name="a549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y are frustrated by the military (7:45-49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y are frustrated by a member (7:50-53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From the Pharisees (7:30, 32, 44-53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ir intentions to arrest him (7:30, 32, 44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ir inability to arrest him (7:45-53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reaction to the Saviour (7:11-13, 20, 25-27, 30-32, 40-42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From the people (7:11-13, 20, 25-27, 30-32, 40-53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From the Pharisees (7:30, 32, 44-53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DIVISION JESUS ENCOUNTERS IN JERUSALEM (7:11-53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action to the Saviour (7:11-13, 20, 25-27, 30-32, 40-4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sponse from the Saviour (7:14-19, 21-24, 28-29, 33-39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-title-Title-Slide" presentation:presentation-page-layout-name="Master1-PPL1" draw:id="Slide-268">
        <draw:frame draw:id="id107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<text:s text:c="1"/>The response from the Saviour (7:14-19, 21-24, 28-29, 33-39)<text:s text:c="1"/></text:span><text:span text:style-name="a609" text:class-names=""/></text:p>
          </draw:text-box>
          <svg:title/>
          <svg:desc/>
        </draw:frame>
        <draw:frame draw:id="id108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overview (7:16-19, 21-24, 28-29, 33-34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overview (7:16-19, 21-24, 28-29, 33-34)<text:s text:c="1"/></text:span><text:span text:style-name="a619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Jesus says that his mission and message originate from God (7:14-18, 28-29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Jesus says that the people in his audience do not keep the Law of Moses and in fact want to kill him right now (7:19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Jesus asserts that both healing and circumcising are permitted by the law to be done on the Sabbath (7:21-24)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Jesus tells them that he will soon leave but that they will be unable to find him (7:33-36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response from the Saviour (7:14-19, 21-24, 28-29, 33-39)<text:s text:c="1"/></text:span><text:span text:style-name="a640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overview (7:16-19, 21-24, 28-29, 33-34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offer (7:37-39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The offer (7:37-39)<text:s text:c="1"/></text:span><text:span text:style-name="a655" text:class-names=""/></text:p>
          </draw:text-box>
          <svg:title/>
          <svg:desc/>
        </draw:frame>
        <draw:frame draw:id="id114" presentation:style-name="a670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What (7:38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When (7:37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Who (7:39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7" draw:style-name="a671" draw:master-page-name="Master1-Layout12-tx-Title-and-Text" presentation:presentation-page-layout-name="Master1-PPL12" draw:id="Slide-272">
        <draw:frame draw:id="id115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The response from the Saviour (7:14-19, 21-24, 28-29, 33-39)<text:s text:c="1"/></text:span><text:span text:style-name="a673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The overview (7:16-19, 21-24, 28-29, 33-34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offer (7:37-39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THE DIVISION JESUS ENCOUNTERS IN JERUSALEM (7:11-53):<text:s text:c="1"/></text:span><text:span text:style-name="a688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he reaction to the Saviour (7:11-13, 20, 25-27, 30-32, 40-42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response from the Saviour (7:14-19, 21-24, 28-29, 33-39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JOHN 7</text:span><text:span text:style-name="a703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THE DISBELIEF JESUS ENCOUNTERS IN NAZARETH (7:1-10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THE DIVISION JESUS ENCOUNTERS IN JERUSALEM (7:11-53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7</dc:title>
    <meta:initial-creator>David STRICKLAND</meta:initial-creator>
    <dc:creator>David STRICKLAND</dc:creator>
    <meta:creation-date>2020-02-22T19:28:55Z</meta:creation-date>
    <dc:date>2020-02-22T19:28:56Z</dc:date>
    <meta:template xlink:href="BibleStudy" xlink:type="simple"/>
    <meta:editing-cycles>1</meta:editing-cycles>
    <meta:editing-duration>PT0S</meta:editing-duration>
    <meta:document-statistic meta:paragraph-count="60" meta:word-count="686"/>
  </office:meta>
</office:document-meta>
</file>